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style:font-name="Times New Roman1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weight="bold" style:font-weight-asian="bold" style:font-weight-complex="bold"/>
    </style:style>
    <style:style style:name="T3" style:family="text">
      <style:text-properties style:font-name="Times New Roma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9">
        <text:h text:style-name="Heading_20_4" text:outline-level="4">Logic</text:h>
        <text:p text:style-name="Text_20_body_20_indent_20_Organon">The way the results are combined can be controlled by the logic signs to the right.</text:p>
        <text:p text:style-name="Text_20_body_20_indent_20_Organon"/>
        <text:p text:style-name="Text_20_body_20_indent_20_Organon"><text:span text:style-name="T2">˅</text:span><text:span text:style-name="T3"> </text:span>= OR</text:p>
        <text:p text:style-name="Text_20_body_20_indent_20_Organon"><text:span text:style-name="T2">˄</text:span><text:span text:style-name="T1"> = AND</text:span></text:p>
        <text:p text:style-name="P1">(Default is OR)</text:p>
        <text:p text:style-name="P1"/>
        <text:p text:style-name="Text_20_body_20_indent_20_Organon"><text:span text:style-name="T2">˅</text:span><text:span text:style-name="T1">: The results of <text:s/>each selection will be added.</text:span></text:p>
        <text:p text:style-name="Text_20_body_20_indent_20_Organon"><text:span text:style-name="T1"><text:tab/></text:span><text:span text:style-name="T2">Example</text:span><text:span text:style-name="T1">: <text:tab/>The results of 'tags sidebar' are: Scene 1, Scene 2</text:span></text:p>
        <text:p text:style-name="P1"><text:tab/><text:tab/><text:tab/>The results of 'tags treeview' are: Scene 2, Scene 3</text:p>
        <text:p text:style-name="P1"><text:tab/><text:tab/><text:tab/>The total result will be: Scene 1, Scene 2, Scene 3</text:p>
        <text:p text:style-name="P1"/>
        <text:p text:style-name="Text_20_body_20_indent_20_Organon"><text:span text:style-name="T2">˄</text:span><text:span text:style-name="T1">: Only results which appear in both selections will be added.</text:span></text:p>
        <text:p text:style-name="Text_20_body_20_indent_20_Organon"><text:span text:style-name="T1"><text:tab/></text:span><text:span text:style-name="T2">Example</text:span><text:span text:style-name="T1">: <text:tab/>The results of 'tags sidebar' are: Scene 1, Scene 2, Scene 3</text:span></text:p>
        <text:p text:style-name="P1"><text:tab/><text:tab/><text:tab/>The results of 'tags treeview' are: Scene 3, Scene 4, Scene 5</text:p>
        <text:p text:style-name="P1"><text:tab/><text:tab/><text:tab/>The total result will be: Scene 3</text:p>
        <text:p text:style-name="P1"/>
        <text:p text:style-name="P1">'tags sidebar' does have the same logic sign. So you can also choose between: </text:p>
        <text:p text:style-name="P1"><text:tab/>select all files which hold one of the selected tags (OR)</text:p>
        <text:p text:style-name="P1"><text:tab/>select all files which hold all of the selected tags (AND)</text:p>
        <text:p text:style-name="P1"/>
        <text:p text:style-name="P1">For instance: This logic might be useful to find either all scenes where at least one of two characters appear, or only the scenes where both characters appear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4-08-31T12:30:20.91</dc:date>
    <meta:editing-duration>P0D</meta:editing-duration>
    <meta:editing-cycles>1</meta:editing-cycles>
    <meta:generator>OpenOffice/4.1.0$Win32 OpenOffice.org_project/410m18$Build-9764</meta:generator>
    <meta:document-statistic meta:table-count="0" meta:image-count="0" meta:object-count="0" meta:page-count="1" meta:paragraph-count="17" meta:word-count="174" meta:character-count="923"/>
  </office:meta>
</office:document-meta>
</file>